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666666" style:font-name="Open Sans" fo:font-size="11.25pt" fo:letter-spacing="normal" fo:font-style="normal" fo:font-weight="normal"/>
    </style:style>
    <style:style style:name="P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style>
    <style:style style:name="T1" style:family="text">
      <style:text-properties fo:font-style="italic"/>
    </style:style>
    <style:style style:name="T2" style:family="text">
      <style:text-properties fo:font-variant="normal" fo:text-transform="none" fo:color="#666666" style:font-name="Open Sans" fo:font-size="11.25pt" fo:letter-spacing="normal" fo:font-style="normal" fo:font-weight="normal"/>
    </style:style>
    <style:style style:name="T3" style:family="text">
      <style:text-properties fo:font-variant="normal" fo:text-transform="none" fo:color="#38b1ef" style:text-line-through-style="none" style:text-line-through-type="none" style:font-name="Open Sans" fo:font-size="11.25pt" fo:letter-spacing="normal" fo:font-style="normal" style:text-underline-style="none" fo:font-weight="normal" style:text-blinking="false" fo:background-color="transparent"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overty and shared prosperity</text:span> presents indicators that measure progress toward the World Bank Group’s twin goals of ending extreme poverty by 2030 and promoting shared prosperity in every country in a sustainable manner. These two goals are closely linked to key themes of the Sustainable Development Goals: Goal 1 seeks to end poverty in all its forms everywhere, and Goal 10 focuses on reducing inequality within and across countries.</text:p>
      <text:p text:style-name="P1">The first of the World Bank’s goals aims to reduce the share of people worldwide living below the international poverty line (currently $1.90 a day per person in 2011 purchasing power parity terms) to below 3 percent by 2030. The related Sustainable Development Goal target (1.1) is even more ambitious: It aims for all countries, regions, and groups within countries to achieve zero poverty at the same international poverty line.</text:p>
      <text:p text:style-name="P2"><text:span text:style-name="T2">The World Bank’s shared prosperity goal seeks to foster growth in the consumption or income of the poorest 40 percent of the population in each country—the bottom 40 percent. The related Sustainable Development Goal target (10.1) aims to progressively achieve and sustain income growth of the bottom 40 percent of the population at a rate higher than the national average by 2030. The target uses the notion of the shared prosperity premium—the difference between the growth in the consumption or income of the bottom 40 percent and the growth in the consumption or income of the mean—to measure progress (World Bank 2016). The basis for measuring both the World Bank and Sustainable Development Goal targets is the same: estimates of household consumption and income derived from more than 1,000 household surveys in 159 countries, available in PovcalNet (</text:span><text:a xlink:type="simple" xlink:href="http://iresearch.worldbank.org/PovcalNet/" office:target-frame-name="_blank" xlink:show="new" text:style-name="Internet_20_link" text:visited-style-name="Visited_20_Internet_20_Link"><text:span text:style-name="T3">http://iresearch.worldbank.org/PovcalNet/</text:span></text:a><text:span text:style-name="T2">), the World Bank’s online tool for monitoring global poverty. To ensure comparability across countries, indicators are measured using purchasing power parity exchange rates from the International Comparison Program, which adjust for price differences across countries.</text:span></text:p>
      <text:p text:style-name="P1">The international poverty line provides a useful global benchmark, but many national governments use poverty measures that are more relevant to their national contexts. Countries define monetary poverty lines using either consumption or income, and national poverty lines typically reflect a threshold below which a person’s minimum nutrition, clothing, and shelter needs cannot be met, consistent with the country’s economic and social circumstances.</text:p>
      <text:p text:style-name="P1">Alongside the incidence of poverty measured by national thresholds, countries may also focus on complementary measures that capture the depth and severity of poverty. Similarly, the consumption or income share of the bottom 40 percent is one of the many measures of the distribution of income within a country. Other inequality measures, such as the Gini index or the distribution of consumption or income by quintile, capture different aspects of the income distribution. The indicators in the World Development Indicators database and online tables present several such indicators related to poverty and inequality.</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1-10-11T22:24:23.367000000</dc:date>
    <meta:editing-duration>PT12S</meta:editing-duration>
    <meta:editing-cycles>1</meta:editing-cycles>
    <meta:document-statistic meta:table-count="0" meta:image-count="0" meta:object-count="0" meta:page-count="1" meta:paragraph-count="5" meta:word-count="471" meta:character-count="3102" meta:non-whitespace-character-count="2639"/>
  </office:meta>
</office:document-meta>
</file>